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40000038499C9439284847A77.png" manifest:media-type="image/png"/>
  <manifest:file-entry manifest:full-path="Pictures/10000201000000FF000000E7E2E67D1ECA79FA9E.png" manifest:media-type="image/png"/>
  <manifest:file-entry manifest:full-path="Pictures/100012BA00001A5B000017E0D9FE1626514AAF0F.svg" manifest:media-type="image/svg+xml"/>
  <manifest:file-entry manifest:full-path="Pictures/100002010000040400000384D290BDD6C228D48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7cm" draw:stroke-linejoin="miter" draw:fill="none"/>
    </style:style>
    <style:style style:name="gr2" style:family="graphic" style:parent-style-name="standard">
      <style:graphic-properties draw:stroke="none" svg:stroke-width="0.027cm" draw:stroke-linejoin="miter" draw:fill="solid" draw:fill-color="#ffffff"/>
    </style:style>
    <style:style style:name="gr3" style:family="graphic" style:parent-style-name="standard">
      <style:graphic-properties draw:stroke="none" svg:stroke-width="0.027cm" draw:stroke-linejoin="miter" draw:fill="solid" draw:fill-color="#000000" draw:opacity="0%"/>
    </style:style>
    <style:style style:name="gr4" style:family="graphic" style:parent-style-name="standard">
      <style:graphic-properties draw:stroke="none" svg:stroke-width="0.027cm" draw:stroke-linejoin="miter" draw:fill="solid" draw:fill-color="#c10000"/>
    </style:style>
    <style:style style:name="gr5" style:family="graphic" style:parent-style-name="standard">
      <style:graphic-properties draw:stroke="none" svg:stroke-width="0.014cm" draw:stroke-linejoin="miter" draw:fill="none"/>
    </style:style>
    <style:style style:name="gr6" style:family="graphic" style:parent-style-name="standard">
      <style:graphic-properties draw:stroke="none" svg:stroke-width="0.027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 draw:opacity="0%"/>
    </style:style>
    <style:style style:name="P4" style:family="paragraph">
      <loext:graphic-properties draw:fill="solid" draw:fill-color="#c10000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6.25cm" svg:height="14.766cm" svg:x="0cm" svg:y="0cm" svg:viewBox="0 0 26251 14767" draw:points="0,0 26251,0 26251,14767 0,14767">
          <text:p/>
        </draw:polygon>
        <draw:polygon draw:style-name="gr2" draw:text-style-name="P2" draw:layer="layout" svg:width="26.25cm" svg:height="14.766cm" svg:x="0cm" svg:y="0cm" svg:viewBox="0 0 26251 14767" draw:points="0,0 26251,0 26251,14767 0,14767">
          <text:p/>
        </draw:polygon>
        <draw:polygon draw:style-name="gr3" draw:text-style-name="P3" draw:layer="layout" svg:width="8.097cm" svg:height="1.498cm" svg:x="18.442cm" svg:y="2.96cm" svg:viewBox="0 0 8098 1499" draw:points="0,0 8098,0 8098,1499 0,1499">
          <text:p/>
        </draw:polygon>
        <draw:path draw:style-name="gr4" draw:text-style-name="P4" draw:layer="layout" svg:width="4.421cm" svg:height="0.482cm" svg:x="20.283cm" svg:y="3.36cm" svg:viewBox="0 0 4422 483" svg:d="M416 477h-127l-204-355h-2c4 62 6 107 6 134v221h-89v-470h125l204 352h2c-3-61-5-104-5-130v-222h90zM804 477h-270v-470h270v82h-171v103h159v82h-159v121h171zM1082 477h-99v-387h-127v-83h353v83h-127zM1738 477h-113l-64-247c-2-9-6-27-12-54-5-28-9-46-9-56-2 12-5 31-10 56-5 26-9 44-12 55l-63 246h-113l-120-470h98l60 257c11 47 18 88 23 123 1-13 4-32 9-57 4-26 9-45 13-59l68-264h94l68 264c3 11 7 29 11 54 5 23 8 44 11 62 2-17 5-38 10-62 4-26 9-46 13-61l59-257h98zM2341 241c0 78-19 138-57 180-39 42-94 62-166 62s-127-20-165-62c-39-42-58-102-58-180s19-138 58-179c38-41 94-62 166-62s127 21 165 63c38 41 57 101 57 178zM1999 241c0 53 10 93 30 119 20 27 50 40 89 40 80 0 119-53 119-159 0-105-39-158-118-158-40 0-70 13-90 40-20 26-30 66-30 118zM2538 216h32c31 0 54-5 69-16 15-10 23-27 23-49 0-23-8-38-23-48-15-9-39-14-71-14h-30zM2538 297v180h-100v-470h137c64 0 111 12 141 35 31 24 46 59 46 106 0 28-7 52-23 74-15 21-36 38-64 50 71 106 116 174 138 205h-110l-112-180zM3249 477h-113l-123-198-42 30v168h-99v-470h99v215l39-55 127-160h110l-163 208zM3308 477v-470h99v470zM3941 477h-127l-204-355h-2c4 62 6 107 6 134v221h-89v-470h125l204 352h2c-3-61-5-104-5-130v-222h90zM4236 213h186v244c-30 10-58 16-85 20-26 4-53 6-81 6-71 0-125-20-162-62-38-42-56-102-56-180 0-75 21-134 65-176 43-43 103-64 180-64 48 0 94 9 139 29l-33 79c-34-17-70-26-107-26-43 0-77 15-103 44s-39 68-39 117c0 50 11 89 31 116 21 27 51 40 91 40 21 0 42-2 63-6v-98h-89z">
          <text:p/>
        </draw:path>
        <draw:path draw:style-name="gr4" draw:text-style-name="P4" draw:layer="layout" svg:width="2.559cm" svg:height="0.482cm" svg:x="21.227cm" svg:y="4.154cm" svg:viewBox="0 0 2560 483" svg:d="M389 237c0 77-22 136-66 177-44 42-107 62-190 62h-133v-470h147c77 0 136 21 178 61 43 41 64 97 64 170zM286 239c0-100-45-151-134-151h-52v306h42c96 0 144-52 144-155zM756 476h-270v-470h270v82h-170v103h158v82h-158v121h170zM1121 6h100l-159 470h-108l-159-470h100l88 280c5 17 10 36 15 58 6 21 9 37 10 45 3-20 11-54 24-103zM1280 476v-470h100v470zM1697 83c-37 0-66 14-87 42-20 28-31 67-31 118 0 104 39 156 118 156 33 0 72-8 120-24v84c-39 16-82 24-130 24-68 0-120-21-156-63-36-41-54-100-54-178 0-49 9-92 26-128 18-37 44-65 77-84 33-20 72-30 117-30s91 11 137 33l-32 81c-18-8-35-16-53-22s-35-9-52-9zM2186 476h-270v-470h270v82h-170v103h158v82h-158v121h170zM2560 346c0 42-15 76-46 100-30 24-72 37-126 37-50 0-95-10-133-29v-92c32 14 58 24 80 30 22 5 42 8 60 8 22 0 39-4 50-12 12-9 18-21 18-37 0-10-3-18-8-25s-13-14-23-21c-9-6-30-17-60-31-29-14-50-27-65-39-14-13-25-27-34-44-9-16-13-35-13-57 0-42 14-75 42-98 29-24 68-36 117-36 24 0 47 3 69 9 23 5 46 13 70 24l-32 77c-25-10-46-17-62-21s-32-6-48-6c-19 0-33 4-43 13s-15 20-15 34c0 9 2 17 6 23 4 7 10 13 19 19s30 17 63 33c44 21 74 42 90 63s24 47 24 78z">
          <text:p/>
        </draw:path>
        <draw:polygon draw:style-name="gr3" draw:text-style-name="P3" draw:layer="layout" svg:width="14.39cm" svg:height="12.599cm" svg:x="5.718cm" svg:y="1.083cm" svg:viewBox="0 0 14391 12600" draw:points="0,0 14391,0 14391,12600 0,12600">
          <text:p/>
        </draw:polygon>
        <draw:polygon draw:style-name="gr5" draw:text-style-name="P1" draw:layer="layout" svg:width="14.39cm" svg:height="12.599cm" svg:x="5.718cm" svg:y="1.083cm" svg:viewBox="0 0 14391 12600" draw:points="0,0 14391,0 14391,12600 0,12600">
          <text:p/>
        </draw:polygon>
        <draw:polygon draw:style-name="gr3" draw:text-style-name="P3" draw:layer="layout" svg:width="8.097cm" svg:height="1.498cm" svg:x="18.442cm" svg:y="10.045cm" svg:viewBox="0 0 8098 1499" draw:points="0,0 8098,0 8098,1499 0,1499">
          <text:p/>
        </draw:polygon>
        <draw:path draw:style-name="gr4" draw:text-style-name="P4" draw:layer="layout" svg:width="1.997cm" svg:height="0.475cm" svg:x="21.522cm" svg:y="10.452cm" svg:viewBox="0 0 1998 476" svg:d="M0 470v-470h100v387h189v83zM371 470v-470h100v470zM1004 470h-126l-204-356h-3c4 63 6 108 6 135v221h-89v-470h126l203 352h3c-4-61-5-104-5-130v-222h89zM1504 0v304c0 35-8 65-24 91-15 26-37 46-67 60-29 14-64 21-104 21-60 0-107-15-140-46s-50-74-50-127v-303h99v288c0 36 7 62 22 79 14 17 38 26 72 26 32 0 56-9 70-26 15-17 23-44 23-80v-287zM1998 470h-114l-109-178-109 178h-107l156-243-146-227h110l101 169 99-169h107l-147 233z">
          <text:p/>
        </draw:path>
        <draw:path draw:style-name="gr4" draw:text-style-name="P4" draw:layer="layout" svg:width="2.042cm" svg:height="0.482cm" svg:x="21.486cm" svg:y="11.238cm" svg:viewBox="0 0 2043 483" svg:d="M384 477h-99v-203h-185v203h-100v-470h100v184h185v-184h99zM928 241c0 78-20 138-58 180s-94 62-165 62c-72 0-127-20-166-62-38-42-58-102-58-180s20-138 58-179c39-41 94-62 166-62 73 0 128 21 165 63 39 41 58 101 58 178zM586 241c0 53 10 93 30 119 20 27 49 40 89 40 79 0 119-53 119-159 0-105-40-158-119-158-39 0-69 13-89 40-20 26-30 66-30 118zM1301 346c0 43-15 76-45 101-30 24-73 36-127 36-50 0-94-9-133-28v-92c32 14 59 24 80 30 22 5 42 8 60 8 22 0 39-4 51-12 11-9 17-21 17-38 0-9-3-17-8-24s-12-14-22-21c-10-6-30-17-61-32-29-13-50-26-65-39-14-12-25-26-34-43-8-16-13-36-13-58 0-41 15-74 43-98 28-23 67-35 116-35 25 0 48 3 70 8 22 6 45 14 69 25l-32 77c-25-10-45-17-62-21-16-4-32-7-48-7-19 0-33 5-43 14s-15 20-15 34c0 9 2 17 6 23 4 7 10 13 19 19s30 17 63 33c44 21 74 42 90 63s24 47 24 77zM1567 477h-99v-387h-127v-83h354v83h-128zM2043 346c0 43-15 76-45 101-31 24-73 36-127 36-50 0-94-9-133-28v-92c32 14 58 24 80 30 22 5 42 8 60 8 22 0 39-4 50-12 12-9 18-21 18-38 0-9-3-17-8-24s-12-14-22-21c-10-6-30-17-61-32-29-13-50-26-65-39-14-12-25-26-34-43-8-16-13-36-13-58 0-41 14-74 43-98 28-23 67-35 116-35 25 0 48 3 70 8 22 6 45 14 69 25l-32 77c-25-10-46-17-62-21s-32-7-48-7c-19 0-33 5-43 14s-15 20-15 34c0 9 2 17 6 23 4 7 10 13 19 19s30 17 63 33c44 21 74 42 90 63s24 47 24 77z">
          <text:p/>
        </draw:path>
        <draw:polygon draw:style-name="gr3" draw:text-style-name="P3" draw:layer="layout" svg:width="6.621cm" svg:height="0.743cm" svg:x="5.267cm" svg:y="5.141cm" svg:viewBox="0 0 6622 744" draw:points="0,0 6622,0 6622,744 0,744">
          <text:p/>
        </draw:polygon>
        <draw:path draw:style-name="gr6" draw:text-style-name="P5" draw:layer="layout" svg:width="4.608cm" svg:height="0.375cm" svg:x="6.273cm" svg:y="5.507cm" svg:viewBox="0 0 4609 376" svg:d="M0 371v-365h77v301h148v64zM619 188c0 60-15 107-45 139-30 33-73 49-128 49-56 0-99-16-129-49-30-32-45-79-45-140 0-60 15-107 45-139s73-48 129-48 99 16 129 48c29 33 44 79 44 140zM353 188c0 41 8 71 23 92 16 21 39 31 70 31 61 0 92-41 92-123s-31-123-92-123c-31 0-54 10-70 31-15 21-23 51-23 92zM849 65c-29 0-52 11-67 33-16 22-24 52-24 91 0 82 30 122 91 122 26 0 57-6 93-19v65c-30 13-63 19-100 19-53 0-94-16-122-48-28-33-42-79-42-139 0-38 7-71 21-100 14-28 33-50 59-65 26-16 56-24 91-24 36 0 71 9 107 26l-25 63c-14-6-27-12-41-17-14-4-28-7-41-7zM1243 371l-27-87h-132l-27 87h-83l128-367h95l129 367zM1198 219c-25-78-39-123-42-133-3-11-5-19-6-25-6 21-21 74-47 158zM1372 371v-365h77v301h148v64zM2002 371h-210v-365h210v63h-132v81h123v63h-123v94h132zM2373 371h-89l-84-138-85 138h-83l121-189-113-176h85l79 131 77-131h83l-115 181zM2628 371h-210v-365h210v63h-132v81h123v63h-123v94h132zM2859 65c-29 0-52 11-68 33s-24 52-24 91c0 82 31 122 92 122 26 0 57-6 93-19v65c-30 13-63 19-100 19-53 0-94-16-122-48-28-33-42-79-42-139 0-38 7-71 20-100 14-28 34-50 60-65 26-16 56-24 91-24s71 9 107 26l-25 63c-14-6-28-12-42-17-13-4-27-7-40-7zM3326 6v236c0 27-6 51-18 71s-29 36-52 47-50 16-81 16c-47 0-83-12-109-36s-39-57-39-99v-235h77v223c0 28 6 49 17 62s30 20 56 20c25 0 43-7 55-20 11-13 17-34 17-62v-223zM3556 371h-78v-301h-98v-64h275v64h-99zM3710 371v-365h78v365zM4210 188c0 60-15 107-45 139-30 33-73 49-128 49-56 0-99-16-129-49-30-32-45-79-45-140 0-60 15-107 45-139s73-48 129-48 99 16 129 48c29 33 44 79 44 140zM3944 188c0 41 8 71 23 92 16 21 39 31 70 31 61 0 92-41 92-123s-31-123-92-123c-31 0-54 10-70 31-15 21-23 51-23 92zM4609 371h-98l-159-276h-2c3 49 5 83 5 104v172h-70v-365h98l158 273h2c-2-47-4-81-4-100v-173h70z">
          <text:p/>
        </draw:path>
        <draw:polygon draw:style-name="gr3" draw:text-style-name="P3" draw:layer="layout" svg:width="6.621cm" svg:height="0.743cm" svg:x="5.267cm" svg:y="12.502cm" svg:viewBox="0 0 6622 744" draw:points="0,0 6622,0 6622,744 0,744">
          <text:p/>
        </draw:polygon>
        <draw:path draw:style-name="gr6" draw:text-style-name="P5" draw:layer="layout" svg:width="5.039cm" svg:height="0.375cm" svg:x="6.058cm" svg:y="12.868cm" svg:viewBox="0 0 5040 376" svg:d="M77 168h25c25 0 43-4 54-12 12-8 18-21 18-39 0-17-6-29-18-36-12-8-30-12-55-12h-24zM77 231v140h-77v-365h106c50 0 86 9 110 27s36 45 36 82c0 22-6 41-18 58-12 16-28 29-50 39 55 82 90 135 107 159h-85l-88-140zM547 371h-210v-365h210v63h-133v81h124v63h-124v94h133zM777 371l-88-287h-2c3 59 5 98 5 117v170h-69v-365h105l86 279h2l91-279h105v365h-72v-173c0-8 0-17 1-28 0-11 1-39 3-85h-2l-94 286zM1434 188c0 60-15 107-44 139-30 33-73 49-129 49s-99-16-129-49c-30-32-45-79-45-140 0-60 15-107 45-139 31-32 74-48 129-48 56 0 99 16 129 48 30 33 44 79 44 140zM1169 188c0 41 7 71 23 92 15 21 38 31 69 31 61 0 92-41 92-123s-30-123-92-123c-30 0-54 10-69 31-16 21-23 51-23 92zM1650 371h-77v-301h-99v-64h276v64h-100zM2015 371h-210v-365h210v63h-132v81h123v63h-123v94h132zM2433 371h-209v-365h209v63h-132v81h123v63h-123v94h132zM2804 371h-88l-85-138-85 138h-82l121-189-114-176h85l79 131 77-131h83l-114 181zM3059 371h-209v-365h209v63h-132v81h123v63h-123v94h132zM3290 65c-29 0-51 11-67 33s-24 52-24 91c0 82 30 122 91 122 26 0 57-6 93-19v65c-30 13-63 19-100 19-53 0-94-16-122-48-28-33-42-79-42-139 0-38 7-71 21-100 14-28 33-50 59-65 26-16 56-24 91-24 36 0 71 9 107 26l-25 63c-14-6-27-12-41-17-14-4-28-7-41-7zM3757 6v236c0 27-6 51-18 71s-29 36-52 47-50 16-81 16c-47 0-83-12-109-36s-39-57-39-99v-235h77v223c0 28 6 49 17 62s30 20 56 20c25 0 44-7 55-20s17-34 17-62v-223zM3987 371h-78v-301h-98v-64h275v64h-99zM4142 371v-365h77v365zM4641 188c0 60-15 107-45 139-29 33-72 49-128 49s-99-16-129-49c-30-32-45-79-45-140 0-60 15-107 45-139s73-48 129-48 99 16 129 48c30 33 44 79 44 140zM4376 188c0 41 7 71 23 92 15 21 38 31 69 31 61 0 92-41 92-123s-30-123-92-123c-31 0-54 10-69 31-16 21-23 51-23 92zM5040 371h-98l-159-276h-2c3 49 5 83 5 104v172h-69v-365h97l158 273h2c-2-47-3-81-3-100v-173h69z">
          <text:p/>
        </draw:path>
        <draw:polygon draw:style-name="gr3" draw:text-style-name="P3" draw:layer="layout" svg:width="15.133cm" svg:height="1.766cm" svg:x="2.193cm" svg:y="5.009cm" svg:viewBox="0 0 15134 1767" draw:points="0,0 15134,0 15134,1767 0,1767">
          <text:p/>
        </draw:polygon>
        <draw:polygon draw:style-name="gr3" draw:text-style-name="P3" draw:layer="layout" svg:width="4.676cm" svg:height="3.968cm" svg:x="0.59cm" svg:y="9.277cm" svg:viewBox="0 0 4677 3969" draw:points="0,0 4677,0 4677,3969 0,3969">
          <text:p/>
        </draw:polygon>
        <draw:path draw:style-name="gr6" draw:text-style-name="P5" draw:layer="layout" svg:width="3.208cm" svg:height="0.51cm" svg:x="0.858cm" svg:y="9.626cm" svg:viewBox="0 0 3209 511" svg:d="M268 117c0 42-14 73-41 95-28 22-68 33-120 33h-34l-31 143h-42l77-364h82c36 0 63 7 81 23s28 39 28 70zM81 208h33c36 0 63-7 82-22 18-15 28-38 28-67 0-21-6-36-18-45-11-9-29-14-53-14h-41zM292 115h42l18 136c2 11 3 28 5 51 1 22 2 40 2 54h2c6-15 13-32 21-50 9-19 16-32 20-39l81-152h44l-173 320c-16 28-31 48-46 59-16 12-34 17-55 17-12 0-23-2-35-5v-34c11 3 22 4 33 4 14 0 25-4 35-12s19-21 28-37l19-34zM601 359c10 0 22-2 36-6v32c-5 2-12 4-21 6-8 2-14 2-19 2-21 0-37-5-48-15s-17-24-17-44c0-11 2-23 5-37l32-151h-44l4-18 46-19 31-57h25l-14 63h68l-6 31h-68l-32 151c-3 15-5 26-5 33 0 9 2 17 7 22s12 7 20 7zM850 388l37-172c3-16 5-27 5-34 0-25-13-37-37-37-15 0-29 5-43 15-14 9-27 24-37 42-11 19-19 42-25 68l-25 118h-42l83-388h41c-3 14-6 27-9 40-2 12-5 25-8 39-2 13-6 27-9 41-3 15-7 31-12 47h3c15-20 31-35 46-43 15-9 31-14 48-14 22 0 38 6 50 18s18 29 18 51c0 10-2 24-6 41-6 33-18 89-36 168zM1123 111c32 0 57 10 75 29 18 18 27 44 27 77 0 31-5 60-17 88s-29 49-49 64c-20 16-43 23-69 23-32 0-57-9-76-28-18-19-27-44-27-77 0-32 6-61 18-89 13-28 29-50 50-64 20-15 43-23 68-23zM1182 211c0-20-5-35-15-47-11-12-25-18-43-18s-34 7-49 19c-14 12-25 29-33 51s-12 47-12 73c0 22 5 39 16 51s26 17 46 17c17 0 32-6 46-18s25-29 32-51c8-23 12-49 12-77zM1431 388l37-172c3-18 5-30 5-36 0-11-3-19-9-25-6-7-15-10-28-10-15 0-29 5-43 15s-27 24-38 43c-10 18-19 40-24 67l-25 118h-42l58-273h35l-5 50h2c16-20 31-34 46-43 15-8 30-12 46-12 21 0 38 5 50 17 13 12 19 28 19 49 0 13-2 28-6 44l-36 168zM1803 393c-33 0-58-8-76-26-17-18-26-43-26-76s6-64 18-92 29-50 51-65c22-16 46-24 74-24 22 0 44 4 66 12l-12 36c-20-9-38-13-54-13-19 0-36 7-51 19-15 13-27 31-36 53-9 23-13 48-13 74 0 22 5 38 16 50s27 18 46 18c12 0 23-2 34-5 11-4 21-8 31-12v36c-20 10-43 15-68 15zM2066 111c32 0 57 10 75 29 18 18 28 44 28 77 0 31-6 60-18 88s-29 49-49 64c-20 16-43 23-69 23-32 0-57-9-76-28-17-19-26-44-26-77 0-32 6-61 17-89 13-28 29-50 50-64 20-15 43-23 68-23zM2125 211c0-20-5-35-15-47-11-12-25-18-43-18s-34 7-48 19c-15 12-26 29-34 51s-12 47-12 73c0 22 6 39 16 51 11 12 26 17 46 17 17 0 32-6 46-18s25-29 32-51c8-23 12-49 12-77zM2352 110c32 0 55 16 70 48h2c3-26 7-49 11-69l20-89h41l-82 388h-35l6-52h-2c-17 21-33 36-47 45-15 8-30 12-46 12-23 0-41-8-54-24-13-17-19-39-19-68 0-36 6-68 18-98 12-29 28-52 48-68 21-16 44-25 69-25zM2304 359c16 0 32-8 49-23 16-16 29-36 39-60 10-25 15-49 15-74 0-19-5-33-14-42-9-10-22-15-39-15s-32 7-47 21c-14 13-25 33-34 57-9 25-13 51-13 79 0 38 15 57 44 57zM2610 393c-31 0-55-9-73-27-17-18-26-43-26-75s6-62 19-90c12-29 29-51 49-67s43-24 68-24 44 5 57 16 19 27 19 47c0 29-13 53-41 70s-67 26-119 26h-8l-1 20c0 22 5 39 15 51 11 12 27 18 48 18 10 0 21-2 32-4 11-4 25-9 41-17v37c-15 7-29 12-41 15s-25 4-39 4zM2644 146c-17 0-33 7-48 23s-27 37-35 65h3c38 0 67-5 88-15 20-10 30-24 30-43 0-9-3-16-10-21-6-6-15-9-28-9zM2928 388h-42l58-273h42zM2956 45c0-9 3-17 8-23s12-9 20-9c15 0 23 8 23 23 0 9-3 17-9 23-5 6-12 9-19 9s-12-2-17-5c-4-5-6-11-6-18zM3184 311c0 26-9 46-28 61-18 14-44 21-77 21-28 0-54-5-76-17v-40c11 8 24 13 37 17 14 4 26 6 38 6 21 0 37-4 47-13 11-8 16-19 16-32 0-9-3-17-9-24-6-6-18-15-37-27-22-12-37-24-46-35-9-12-14-26-14-42 0-23 9-41 26-55 16-14 38-21 66-21s56 6 82 18l-13 34-14-6c-17-7-36-10-55-10-16 0-28 3-36 10-9 7-14 17-14 29 0 9 3 17 9 23 6 7 18 16 37 26 17 10 30 19 38 26s13 15 17 23 6 18 6 28z">
          <text:p/>
        </draw:path>
        <draw:path draw:style-name="gr6" draw:text-style-name="P5" draw:layer="layout" svg:width="2.874cm" svg:height="0.51cm" svg:x="0.861cm" svg:y="10.227cm" svg:viewBox="0 0 2875 511" svg:d="M102 393c-32 0-58-8-76-26-17-18-26-43-26-76s6-64 18-92c13-28 30-50 51-65 22-16 47-24 74-24 22 0 44 4 66 12l-12 36c-19-9-38-13-54-13-19 0-36 7-51 19-15 13-27 31-36 53-9 23-13 48-13 74 0 22 5 38 16 50 12 12 27 18 46 18 12 0 23-2 34-5 11-4 21-8 32-12v36c-21 10-44 15-69 15zM366 111c31 0 56 10 74 29 19 18 28 44 28 77 0 31-6 60-18 88s-28 49-49 64c-20 16-43 23-69 23-32 0-57-9-75-28s-27-44-27-77c0-32 6-61 18-89s28-50 49-64c21-15 44-23 69-23zM424 211c0-20-5-35-15-47s-25-18-42-18c-18 0-35 7-49 19s-26 29-34 51-12 47-12 73c0 22 6 39 16 51 11 12 26 17 46 17 17 0 33-6 46-18 14-12 25-29 33-51 7-23 11-49 11-77zM628 393c-17 0-31-4-43-12-12-9-21-20-28-35h-2l-1 9c-1 5-2 10-3 18-1 7-11 53-29 138h-41l84-396h34l-6 52h2c30-38 61-57 92-57 23 0 41 9 54 25s20 39 20 68c0 35-6 67-17 97-12 29-27 52-48 69-20 16-43 24-68 24zM674 145c-16 0-32 8-49 24-16 15-30 35-39 59-10 24-15 49-15 74 0 18 5 32 14 42s23 15 40 15 32-7 46-20c14-14 25-33 34-58s13-51 13-79c0-38-15-57-44-57zM843 388h-42l58-273h42zM871 45c0-9 3-17 8-23s12-9 20-9c15 0 23 8 23 23 0 9-3 17-9 23-5 6-12 9-19 9s-12-2-17-5c-4-5-6-11-6-18zM1038 393c-30 0-54-9-72-27-17-18-26-43-26-75s6-62 19-90c12-29 28-51 49-67 20-16 43-24 68-24s44 5 57 16 19 27 19 47c0 29-14 53-41 70-28 17-67 26-119 26h-8l-1 20c0 22 5 39 15 51 11 12 26 18 48 18 10 0 21-2 32-4 11-4 25-9 41-17v37c-15 7-29 12-41 15s-25 4-40 4zM1073 146c-17 0-33 7-48 23s-27 37-35 65h3c38 0 67-5 87-15 21-10 31-24 31-43 0-9-3-16-10-21-6-6-15-9-28-9zM1327 110c32 0 55 16 70 48h2c3-26 7-49 11-69l20-89h41l-82 388h-35l6-52h-2c-17 21-33 36-47 45-15 8-30 12-46 12-23 0-41-8-54-24-13-17-19-39-19-68 0-36 6-68 18-98 12-29 28-52 48-68 21-16 43-25 69-25zM1279 359c16 0 32-8 49-23 16-16 29-36 39-60 10-25 15-49 15-74 0-19-5-33-14-42-9-10-22-15-39-15s-32 7-47 21c-14 13-25 33-34 57-9 25-13 51-13 79 0 38 14 57 44 57zM1693 359c9 0 21-2 36-6v32c-6 2-13 4-21 6s-15 2-20 2c-21 0-37-5-48-15s-16-24-16-44c0-11 1-23 4-37l32-151h-43l4-18 45-19 32-57h24l-14 63h69l-7 31h-68l-32 151c-3 15-5 26-5 33 0 9 3 17 8 22s11 7 20 7zM1920 111c32 0 57 10 75 29 18 18 27 44 27 77 0 31-6 60-18 88s-28 49-48 64c-21 16-44 23-70 23-31 0-57-9-75-28s-27-44-27-77c0-32 6-61 18-89 13-28 29-50 49-64 21-15 44-23 69-23zM1979 211c0-20-5-35-16-47-10-12-24-18-42-18s-34 7-49 19c-14 12-25 29-33 51s-12 47-12 73c0 22 5 39 16 51 10 12 26 17 46 17 17 0 32-6 46-18s25-29 32-51c8-23 12-49 12-77zM2277 359c9 0 21-2 36-6v32c-6 2-13 4-21 6s-15 2-20 2c-20 0-36-5-47-15-12-10-17-24-17-44 0-11 1-23 5-37l31-151h-43l4-18 46-19 31-57h25l-14 63h68l-7 31h-67l-33 151c-3 15-4 26-4 33 0 9 2 17 7 22s12 7 20 7zM2526 388l37-172c3-16 4-27 4-34 0-25-12-37-36-37-15 0-30 5-44 15-13 9-26 24-37 42-11 19-19 42-24 68l-25 118h-42l82-388h42c-3 14-6 27-9 40-2 12-5 25-8 39-3 13-6 27-9 41-4 15-8 31-12 47h2c16-20 31-35 46-43 16-9 32-14 48-14 22 0 39 6 51 18s18 29 18 51c0 10-2 24-6 41-7 33-19 89-36 168zM2761 393c-30 0-54-9-72-27-17-18-26-43-26-75s6-62 19-90c12-29 28-51 49-67 20-16 43-24 68-24s44 5 57 16 19 27 19 47c0 29-14 53-41 70-28 17-67 26-119 26h-8l-1 20c0 22 5 39 15 51 11 12 26 18 48 18 10 0 21-2 32-4 11-4 25-9 41-17v37c-15 7-29 12-41 15s-25 4-40 4zM2796 146c-17 0-33 7-48 23s-27 37-35 65h3c38 0 67-5 87-15 21-10 31-24 31-43 0-9-3-16-10-21-6-6-15-9-28-9z">
          <text:p/>
        </draw:path>
        <draw:path draw:style-name="gr6" draw:text-style-name="P5" draw:layer="layout" svg:width="3.436cm" svg:height="0.51cm" svg:x="0.851cm" svg:y="10.829cm" svg:viewBox="0 0 3437 511" svg:d="M159 388l37-172c3-16 4-27 4-34 0-12-2-21-8-27-5-7-14-10-26-10-14 0-27 5-41 15-13 10-25 24-35 43-10 18-17 41-23 67l-25 118h-42l59-273h34l-5 50h2c15-19 29-34 43-42 15-9 29-13 45-13 19 0 33 5 43 16s16 26 18 45h2c14-21 29-36 45-46 17-10 33-15 49-15 22 0 38 5 49 17 12 11 18 28 18 49 0 11-2 26-6 44l-36 168h-42l37-172c3-18 5-30 5-37 0-10-3-18-9-24-5-7-14-10-27-10s-26 5-39 15c-13 9-25 23-35 40-10 18-18 39-23 63l-26 125zM590 110c15 0 29 4 40 12 12 8 22 20 28 36h3l17-43h32l-59 273h-32l6-52h-2c-30 38-61 57-94 57-23 0-41-8-55-24-13-17-19-40-19-68 0-35 6-67 17-96 12-30 29-53 49-70 21-17 44-25 69-25zM542 359c16 0 32-8 48-23 16-16 29-36 39-60 10-25 15-50 15-75 0-17-5-30-14-40-9-11-21-16-36-16-18 0-34 7-49 22-14 14-26 33-35 58-8 24-12 50-12 77 0 19 3 33 11 43 8 9 19 14 33 14zM900 388l37-172c4-18 5-30 5-36 0-11-3-19-9-25-5-7-15-10-28-10-15 0-29 5-43 15s-26 24-37 43c-11 18-19 40-25 67l-25 118h-42l59-273h34l-5 50h2c16-20 32-34 47-43 14-8 30-12 46-12 21 0 38 5 50 17s18 28 18 49c0 13-2 28-6 44l-35 168zM1173 110c15 0 28 4 40 12s21 20 28 36h3l17-43h31l-58 273h-33l7-52h-2c-30 38-61 57-94 57-24 0-42-8-55-24-13-17-19-40-19-68 0-35 5-67 17-96 12-30 28-53 49-70s44-25 69-25zM1125 359c16 0 32-8 48-23 16-16 29-36 39-60 10-25 15-50 15-75 0-17-5-30-14-40-9-11-21-16-36-16-18 0-34 7-49 22-15 14-26 33-35 58-8 24-13 50-13 77 0 19 4 33 12 43 8 9 19 14 33 14zM1575 115l-6 26-52 6c7 11 10 24 10 40 0 32-10 57-29 76s-45 28-78 28c-9 0-16 0-21-2-23 9-34 20-34 33 0 7 2 11 8 14 6 2 14 4 24 5l29 3c30 4 52 11 65 22 14 11 21 27 21 49 0 30-12 54-37 71-24 17-58 25-102 25-32 0-58-6-76-18-18-13-27-30-27-52 0-17 6-33 18-45 12-13 31-24 58-33-13-7-20-17-20-30 0-12 5-22 13-30 9-8 21-16 36-23-11-5-20-13-26-24-7-10-10-22-10-36 0-32 10-59 30-79 20-21 45-31 76-31 13 0 26 1 38 5zM1310 437c0 13 5 23 16 30 11 8 27 12 49 12 30 0 53-6 70-16 17-11 26-26 26-45 0-10-5-19-14-25s-24-10-45-12l-40-4c-20 4-35 11-46 22s-16 23-16 38zM1379 219c0 14 4 24 11 32 8 7 19 11 32 11s25-3 34-10c10-7 17-17 22-29 6-13 9-26 9-40s-4-24-12-31c-7-8-17-11-31-11-13 0-24 3-34 10s-17 16-23 28c-5 12-8 25-8 40zM1680 393c-31 0-55-9-72-27-18-18-26-43-26-75s6-62 18-90c12-29 29-51 49-67 21-16 43-24 68-24s44 5 57 16 20 27 20 47c0 29-14 53-42 70s-67 26-118 26h-8l-2 20c0 22 5 39 16 51 10 12 26 18 47 18 11 0 21-2 33-4 11-4 24-9 41-17v37c-16 7-29 12-41 15s-26 4-40 4zM1714 146c-17 0-33 7-48 23s-26 37-34 65h3c37 0 66-5 87-15 20-10 30-24 30-43 0-9-3-16-9-21-6-6-16-9-29-9zM1968 110c32 0 56 16 70 48h2c3-26 7-49 12-69l19-89h42l-83 388h-34l5-52h-2c-17 21-32 36-47 45-15 8-30 12-45 12-23 0-41-8-55-24-12-17-19-39-19-68 0-36 6-68 18-98 12-29 28-52 48-68 21-16 44-25 69-25zM1921 359c15 0 32-8 48-23 17-16 30-36 39-60 10-25 15-49 15-74 0-19-5-33-14-42-9-10-22-15-39-15-16 0-32 7-46 21-14 13-26 33-35 57-9 25-13 51-13 79 0 38 15 57 45 57zM2418 388l36-172c4-18 5-30 5-36 0-11-3-19-9-25-5-7-15-10-28-10-15 0-29 5-43 15s-26 24-37 43c-11 18-19 40-24 67l-26 118h-42l59-273h35l-6 50h3c16-20 31-34 46-43 15-8 30-12 46-12 21 0 38 5 50 17s18 28 18 49c0 13-2 28-6 44l-35 168zM2691 111c31 0 56 10 74 29 19 18 28 44 28 77 0 31-6 60-18 88s-28 49-49 64c-20 16-43 23-69 23-32 0-57-9-75-28s-27-44-27-77c0-32 6-61 18-89s28-50 49-64c21-15 44-23 69-23zM2749 211c0-20-5-35-15-47s-25-18-42-18c-18 0-35 7-49 19s-26 29-34 51-12 47-12 73c0 22 6 39 16 51 11 12 26 17 46 17 17 0 33-6 46-18 14-12 25-29 33-51 7-23 11-49 11-77zM2976 110c32 0 56 16 70 48h2c3-26 7-49 11-69l20-89h42l-83 388h-35l6-52h-2c-17 21-32 36-47 45-15 8-30 12-45 12-24 0-42-8-55-24-13-17-19-39-19-68 0-36 6-68 18-98 12-29 28-52 48-68 21-16 44-25 69-25zM2929 359c15 0 31-8 48-23 16-16 30-36 39-60 10-25 15-49 15-74 0-19-5-33-14-42-9-10-22-15-39-15s-32 7-46 21c-15 13-26 33-35 57-9 25-13 51-13 79 0 38 15 57 45 57zM3234 393c-31 0-55-9-72-27-18-18-26-43-26-75s6-62 18-90c12-29 29-51 49-67 21-16 43-24 68-24s44 5 57 16 20 27 20 47c0 29-14 53-42 70s-67 26-118 26h-8l-2 20c0 22 5 39 16 51 10 12 26 18 47 18 11 0 21-2 33-4 11-4 24-9 41-17v37c-16 7-29 12-41 15s-26 4-40 4zM3268 146c-17 0-33 7-48 23s-26 37-34 65h3c37 0 66-5 87-15 20-10 30-24 30-43 0-9-3-16-9-21-6-6-16-9-29-9zM3435 329l2 6c-19 39-41 79-67 119h-32c21-47 38-89 51-125z">
          <text:p/>
        </draw:path>
        <draw:path draw:style-name="gr6" draw:text-style-name="P5" draw:layer="layout" svg:width="3.19cm" svg:height="0.453cm" svg:x="0.861cm" svg:y="11.43cm" svg:viewBox="0 0 3191 454" svg:d="M98 394c-30 0-54-9-72-27-17-19-26-44-26-76s6-62 18-90c13-29 29-51 50-67 20-16 43-24 67-24 26 0 45 5 58 16s19 27 19 47c0 30-14 53-41 70-28 17-68 26-119 26h-8l-1 20c0 22 5 39 15 51s26 18 48 18c10 0 21-1 32-4s25-9 41-17v37c-15 7-29 12-41 15s-25 5-40 5zM133 146c-17 0-33 7-48 23s-27 37-35 65h3c38 0 67-5 87-15s31-24 31-43c0-9-4-16-10-21-6-6-15-9-28-9zM344 280l-86 108h-49l118-141-60-132h43l43 103 82-103h49l-114 134 63 139h-42zM594 394c-31 0-55-9-72-27-18-19-26-44-26-76s6-62 18-90c13-29 29-51 49-67 21-16 43-24 68-24s45 5 57 16c13 11 20 27 20 47 0 30-14 53-42 70s-67 26-118 26h-8l-2 20c0 22 5 39 16 51 10 12 26 18 47 18 11 0 22-1 33-4s24-9 41-17v37c-16 7-29 12-41 15s-26 5-40 5zM629 146c-18 0-34 7-49 23s-26 37-34 65h3c37 0 67-5 87-15s30-24 30-43c0-9-3-16-9-21-6-6-16-9-28-9zM849 394c-32 0-57-9-75-27s-27-43-27-76 6-63 19-91c12-29 29-51 50-66 22-16 47-24 74-24 23 0 45 4 67 12l-12 36c-20-9-38-13-55-13-18 0-35 7-51 19-15 13-27 31-36 54-9 22-13 47-13 73 0 22 6 38 17 50s26 18 45 18c12 0 24-2 34-5 11-4 22-8 32-12v36c-21 10-44 16-69 16zM1065 115l-38 173c-2 15-4 27-4 35 0 24 12 36 37 36 14 0 29-5 43-15s26-24 37-43 19-41 25-68l25-118h41l-57 273h-35l6-50h-3c-17 21-32 35-47 44-15 8-30 12-46 12-21 0-38-6-50-18-12-11-18-28-18-50 0-10 2-24 5-43l37-168zM1345 359c10 0 22-2 36-6v32c-5 2-12 4-21 6-8 2-14 3-19 3-21 0-37-5-48-15s-17-25-17-45c0-11 2-23 5-37l32-151h-44l4-18 46-19 31-57h25l-14 63h68l-6 31h-68l-32 151c-3 15-5 26-5 33 0 10 2 17 7 22s12 7 20 7zM1535 394c-30 0-54-9-72-27-17-19-26-44-26-76s6-62 18-90c13-29 29-51 49-67 21-16 44-24 68-24 26 0 45 5 58 16s19 27 19 47c0 30-14 53-42 70-27 17-67 26-118 26h-8l-1 20c0 22 5 39 15 51s26 18 48 18c10 0 21-1 32-4s25-9 41-17v37c-15 7-29 12-41 15s-25 5-40 5zM1570 146c-17 0-33 7-48 23-16 16-27 37-35 65h3c38 0 67-5 87-15s30-24 30-43c0-9-3-16-9-21-6-6-15-9-28-9zM1824 110c32 0 55 16 69 48h3c3-26 6-49 11-69l20-89h41l-82 388h-35l6-52h-3c-16 21-32 36-47 45-14 8-29 13-45 13-23 0-41-9-54-25s-19-39-19-68c0-36 6-68 18-98 12-29 28-52 48-68s43-25 69-25zM1776 359c16 0 32-8 49-23 16-16 29-36 39-60 10-25 14-49 14-74 0-19-4-33-13-42-9-10-22-15-39-15s-33 7-47 21c-14 13-26 33-34 58-9 24-14 50-14 78 0 38 15 57 45 57zM2031 329l2 6c-19 39-41 79-67 119h-32c21-47 38-89 51-125zM2312 359c9 0 21-2 36-6v32c-6 2-13 4-21 6s-15 3-20 3c-20 0-36-5-47-15s-17-25-17-45c0-11 2-23 5-37l31-151h-43l4-18 46-19 31-57h25l-14 63h68l-6 31h-68l-32 151c-4 15-5 26-5 33 0 10 2 17 7 22s12 7 20 7zM2561 388l37-172c3-16 4-27 4-34 0-25-12-37-36-37-15 0-30 5-43 15-14 9-27 24-38 43-10 18-19 41-24 67l-25 118h-42l82-388h42c-3 14-6 27-9 40-2 12-5 25-8 39-3 13-6 27-9 41-4 15-8 31-12 47h2c16-20 31-35 46-43 16-9 32-14 48-14 22 0 39 6 51 18s18 29 18 51c0 11-2 24-6 42-7 32-18 88-36 167zM2797 394c-31 0-55-9-73-27-17-19-26-44-26-76s6-62 19-90c12-29 29-51 49-67s43-24 68-24 44 5 57 16 19 27 19 47c0 30-14 53-41 70-28 17-67 26-119 26h-8l-1 20c0 22 5 39 15 51 11 12 26 18 48 18 10 0 21-1 32-4s25-9 41-17v37c-15 7-29 12-41 15s-25 5-39 5zM2831 146c-17 0-33 7-48 23s-27 37-35 65h3c38 0 67-5 87-15 21-10 31-24 31-43 0-9-3-16-10-21-6-6-15-9-28-9zM3107 388l37-172c3-18 5-30 5-36 0-11-3-19-9-25-6-7-15-10-28-10-15 0-29 5-43 15s-27 24-37 43c-11 18-19 40-25 67l-25 118h-42l59-273h34l-5 50h2c16-20 32-34 46-43 15-8 31-12 47-12 21 0 37 5 50 17 12 12 18 28 18 49 0 13-2 28-6 45l-36 167z">
          <text:p/>
        </draw:path>
        <draw:path draw:style-name="gr6" draw:text-style-name="P5" draw:layer="layout" svg:width="1.961cm" svg:height="0.393cm" svg:x="0.851cm" svg:y="12.032cm" svg:viewBox="0 0 1962 394" svg:d="M173 110c11 0 21 1 30 4l-9 37c-9-3-18-4-26-4-16 0-30 5-43 15s-25 24-35 42c-9 18-17 38-21 59l-27 125h-42l59-273h34l-5 50h2c12-15 22-27 30-34 8-6 16-12 24-15 9-4 18-6 29-6zM310 394c-30 0-54-9-72-27-17-19-26-44-26-76s6-62 18-90c13-29 29-51 49-67 21-16 44-24 68-24 26 0 45 5 58 16s19 27 19 47c0 30-14 53-41 70-28 17-68 26-119 26h-8l-1 20c0 22 5 39 15 51s26 18 48 18c10 0 21-1 32-4s25-9 41-17v37c-15 7-29 12-41 15s-25 5-40 5zM345 146c-17 0-33 7-48 23-16 16-27 37-35 65h3c38 0 67-5 87-15s31-24 31-43c0-9-4-16-10-21-6-6-15-9-28-9zM613 388l37-172c3-16 4-27 4-34 0-12-2-21-8-27-5-7-14-10-26-10-14 0-28 5-41 15s-25 24-35 43-18 41-23 67l-25 118h-42l58-273h35l-6 50h3c15-19 29-34 43-42 14-9 29-13 45-13 18 0 33 5 43 16s16 26 18 45h2c14-21 29-36 45-46s33-15 49-15c21 0 38 5 49 17 12 11 18 28 18 49 0 11-2 26-6 45l-36 167h-42l37-172c3-18 5-30 5-37 0-10-3-18-9-24-6-7-14-10-27-10s-26 5-39 15c-14 9-25 23-35 40-10 18-18 39-23 63l-26 125zM1045 111c31 0 56 10 74 29 19 18 28 44 28 77 0 31-6 60-18 88s-28 50-49 65c-20 15-43 22-69 22-32 0-57-9-75-27-18-19-27-45-27-78 0-31 6-61 18-89s28-50 49-64c21-15 44-23 69-23zM1103 211c0-19-5-35-15-47s-25-18-42-18c-18 0-35 7-49 19s-26 29-34 51-12 47-12 74c0 21 6 38 16 50 11 12 26 18 46 18 17 0 33-6 46-18 14-13 25-30 33-52 7-23 11-48 11-77zM1226 388l-31-273h42l16 153c4 43 6 73 6 90h1c22-46 36-76 45-92l81-151h44l-147 273zM1529 394c-30 0-54-9-72-27-17-19-26-44-26-76s6-62 18-90c13-29 29-51 49-67 21-16 44-24 68-24 26 0 45 5 58 16 12 11 19 27 19 47 0 30-14 53-42 70-27 17-67 26-118 26h-8l-1 20c0 22 5 39 15 51s26 18 47 18c11 0 22-1 33-4s25-9 41-17v37c-15 7-29 12-41 15s-25 5-40 5zM1564 146c-17 0-33 7-49 23-15 16-26 37-34 65h3c38 0 67-5 87-15s30-24 30-43c0-9-3-16-9-21-6-6-15-9-28-9zM1818 111c32 0 55 15 69 47h3c3-26 6-49 11-68l20-90h41l-82 388h-35l6-52h-3c-16 21-32 36-47 45-14 8-29 13-45 13-23 0-41-9-54-25s-19-39-19-68c0-36 6-68 18-98 11-29 28-52 48-68s43-24 69-24zM1770 359c16 0 32-8 48-23 17-16 30-36 40-60s14-49 14-74c0-19-4-33-13-42-9-10-22-15-39-15s-33 7-47 21c-14 13-26 33-34 58-9 24-14 51-14 78 0 38 15 57 45 57z">
          <text:p/>
        </draw:path>
        <draw:polygon draw:style-name="gr3" draw:text-style-name="P3" draw:layer="layout" svg:width="4.676cm" svg:height="3.968cm" svg:x="0.823cm" svg:y="2.381cm" svg:viewBox="0 0 4677 3969" draw:points="0,0 4677,0 4677,3969 0,3969">
          <text:p/>
        </draw:polygon>
        <draw:path draw:style-name="gr6" draw:text-style-name="P5" draw:layer="layout" svg:width="3.208cm" svg:height="0.51cm" svg:x="1.091cm" svg:y="2.73cm" svg:viewBox="0 0 3209 511" svg:d="M268 117c0 42-14 73-41 95-28 22-68 33-120 33h-34l-31 143h-42l77-364h82c36 0 63 7 81 23s28 39 28 70zM81 208h33c36 0 63-7 82-22 18-15 28-38 28-67 0-21-6-36-18-45-11-9-29-14-53-14h-41zM292 115h42l18 136c2 11 3 28 5 51 1 22 2 40 2 54h2c6-15 13-32 21-50 9-19 16-32 20-39l81-152h44l-173 320c-16 28-31 48-46 59-16 12-34 17-55 17-12 0-23-2-35-5v-34c11 3 22 4 33 4 14 0 25-4 35-12s19-21 28-37l19-34zM601 359c10 0 22-2 36-6v32c-5 2-12 4-21 6-8 2-14 2-19 2-21 0-37-5-48-15s-17-24-17-44c0-11 2-23 5-37l32-151h-44l4-18 46-19 31-57h25l-14 63h68l-6 31h-68l-32 151c-3 15-5 26-5 33 0 9 2 17 7 22s12 7 20 7zM850 388l37-172c3-16 5-27 5-34 0-25-13-37-37-37-15 0-29 5-43 15-14 9-27 24-37 42-11 19-19 42-25 68l-25 118h-42l83-388h41c-3 14-6 27-9 40-2 12-5 25-8 39-2 13-6 27-9 41-3 15-7 31-12 47h3c15-20 31-35 46-43 15-9 31-14 48-14 22 0 38 6 50 18s18 29 18 51c0 10-2 24-6 41-6 33-18 89-36 168zM1123 111c32 0 57 10 75 29 18 18 27 44 27 77 0 31-5 60-17 88s-29 49-49 64c-20 16-43 23-69 23-32 0-57-9-76-28-18-19-27-44-27-77 0-32 6-61 18-89 13-28 29-50 50-64 20-15 43-23 68-23zM1182 211c0-20-5-35-15-47-11-12-25-18-43-18s-34 7-49 19c-14 12-25 29-33 51s-12 47-12 73c0 22 5 39 16 51s26 17 46 17c17 0 32-6 46-18s25-29 32-51c8-23 12-49 12-77zM1431 388l37-172c3-18 5-30 5-36 0-11-3-19-9-25-6-7-15-10-28-10-15 0-29 5-43 15s-27 24-38 43c-10 18-19 40-24 67l-25 118h-42l58-273h35l-5 50h2c16-20 31-34 46-43 15-8 30-12 46-12 21 0 38 5 50 17 13 12 19 28 19 49 0 13-2 28-6 44l-36 168zM1803 393c-33 0-58-8-76-26-17-18-26-43-26-76s6-64 18-92 29-50 51-65c22-16 46-24 74-24 22 0 44 4 66 12l-12 36c-20-9-38-13-54-13-19 0-36 7-51 19-15 13-27 31-36 53-9 23-13 48-13 74 0 22 5 38 16 50s27 18 46 18c12 0 23-2 34-5 11-4 21-8 31-12v36c-20 10-43 15-68 15zM2066 111c32 0 57 10 75 29 18 18 28 44 28 77 0 31-6 60-18 88s-29 49-49 64c-20 16-43 23-69 23-32 0-57-9-76-28-17-19-26-44-26-77 0-32 6-61 17-89 13-28 29-50 50-64 20-15 43-23 68-23zM2125 211c0-20-5-35-15-47-11-12-25-18-43-18s-34 7-48 19c-15 12-26 29-34 51s-12 47-12 73c0 22 6 39 16 51 11 12 26 17 46 17 17 0 32-6 46-18s25-29 32-51c8-23 12-49 12-77zM2352 110c32 0 55 16 70 48h2c3-26 7-49 11-69l20-89h41l-82 388h-35l6-52h-2c-17 21-33 36-47 45-15 8-30 12-46 12-23 0-41-8-54-24-13-17-19-39-19-68 0-36 6-68 18-98 12-29 28-52 48-68 21-16 44-25 69-25zM2304 359c16 0 32-8 49-23 16-16 29-36 39-60 10-25 15-49 15-74 0-19-5-33-14-42-9-10-22-15-39-15s-32 7-47 21c-14 13-25 33-34 57-9 25-13 51-13 79 0 38 15 57 44 57zM2610 393c-31 0-55-9-73-27-17-18-26-43-26-75s6-62 19-90c12-29 29-51 49-67s43-24 68-24 44 5 57 16 19 27 19 47c0 29-13 53-41 70s-67 26-119 26h-8l-1 20c0 22 5 39 15 51 11 12 27 18 48 18 10 0 21-2 32-4 11-4 25-9 41-17v37c-15 7-29 12-41 15s-25 4-39 4zM2644 146c-17 0-33 7-48 23s-27 37-35 65h3c38 0 67-5 88-15 20-10 30-24 30-43 0-9-3-16-10-21-6-6-15-9-28-9zM2928 388h-42l58-273h42zM2956 45c0-9 3-17 8-23s12-9 20-9c15 0 23 8 23 23 0 9-3 17-9 23-5 6-12 9-19 9s-12-2-17-5c-4-5-6-11-6-18zM3184 311c0 26-9 46-28 61-18 14-44 21-77 21-28 0-54-5-76-17v-40c11 8 24 13 37 17 14 4 26 6 38 6 21 0 37-4 47-13 11-8 16-19 16-32 0-9-3-17-9-24-6-6-18-15-37-27-22-12-37-24-46-35-9-12-14-26-14-42 0-23 9-41 26-55 16-14 38-21 66-21s56 6 82 18l-13 34-14-6c-17-7-36-10-55-10-16 0-28 3-36 10-9 7-14 17-14 29 0 9 3 17 9 23 6 7 18 16 37 26 17 10 30 19 38 26s13 15 17 23 6 18 6 28z">
          <text:p/>
        </draw:path>
        <draw:path draw:style-name="gr6" draw:text-style-name="P5" draw:layer="layout" svg:width="3.543cm" svg:height="0.51cm" svg:x="1.094cm" svg:y="3.331cm" svg:viewBox="0 0 3544 511" svg:d="M98 393c-30 0-54-9-72-27-17-18-26-43-26-75s6-62 18-90c13-29 29-51 50-67 20-16 43-24 67-24 26 0 45 5 58 16s19 27 19 47c0 29-14 53-41 70-28 17-68 26-119 26h-8l-1 20c0 22 5 39 15 51s26 18 48 18c10 0 21-2 32-4 11-4 25-9 41-17v37c-15 7-29 12-41 15s-25 4-40 4zM133 146c-17 0-33 7-48 23s-27 37-35 65h3c38 0 67-5 87-15s31-24 31-43c0-9-4-16-10-21-6-6-15-9-28-9zM344 280l-86 108h-49l118-141-60-132h43l43 102 82-102h49l-114 134 63 139h-42zM594 393c-31 0-55-9-72-27-18-18-26-43-26-75s6-62 18-90c12-29 29-51 49-67 21-16 43-24 68-24s44 5 57 16 20 27 20 47c0 29-14 53-42 70s-67 26-118 26h-8l-2 20c0 22 5 39 16 51 10 12 26 18 47 18 11 0 22-2 33-4 11-4 24-9 41-17v37c-16 7-29 12-41 15s-26 4-40 4zM628 146c-17 0-33 7-48 23s-26 37-34 65h3c37 0 67-5 87-15s30-24 30-43c0-9-3-16-9-21-6-6-16-9-29-9zM849 393c-32 0-57-8-75-26s-27-43-27-76 6-64 19-92c12-28 29-50 50-65 22-16 47-24 74-24 22 0 45 4 67 12l-12 36c-20-9-38-13-55-13-18 0-36 7-51 19-15 13-27 31-36 53-9 23-13 48-13 74 0 22 6 38 17 50s26 18 45 18c12 0 24-2 34-5 11-4 21-8 32-12v36c-21 10-44 15-69 15zM1065 115l-38 173c-2 15-4 26-4 35 0 24 12 36 37 36 14 0 29-5 43-15s26-25 37-43c11-19 19-41 25-68l25-118h41l-57 273h-35l5-50h-3c-16 21-31 35-46 43s-30 12-46 12c-21 0-38-5-50-17-12-11-18-28-18-50 0-10 2-24 5-43l37-168zM1345 359c10 0 21-2 36-6v32c-5 2-12 4-21 6-8 2-14 2-19 2-21 0-37-5-48-15s-17-24-17-44c0-11 2-23 5-37l31-151h-43l4-18 46-19 31-57h25l-14 63h68l-6 31h-68l-32 151c-3 15-5 26-5 33 0 9 2 17 7 22s12 7 20 7zM1535 393c-30 0-54-9-72-27-17-18-26-43-26-75s6-62 18-90c13-29 29-51 49-67 21-16 44-24 68-24 26 0 45 5 58 16 12 11 19 27 19 47 0 29-14 53-42 70-27 17-67 26-118 26h-8l-1 20c0 22 5 39 15 51s26 18 47 18c11 0 22-2 33-4 11-4 25-9 41-17v37c-15 7-29 12-41 15s-25 4-40 4zM1570 146c-17 0-33 7-48 23-16 16-27 37-35 65h3c38 0 67-5 87-15s30-24 30-43c0-9-3-16-9-21-6-6-15-9-28-9zM1824 110c32 0 55 16 69 48h3c3-26 6-49 11-69l20-89h41l-82 388h-35l5-52h-2c-16 21-32 36-47 45-14 8-29 12-45 12-23 0-41-8-54-24-13-17-19-39-19-68 0-36 6-68 17-98 12-29 29-52 49-68s43-25 69-25zM1776 359c16 0 32-8 48-23 17-16 30-36 40-60 9-25 14-49 14-74 0-19-4-33-13-42-9-10-22-15-39-15s-33 7-47 21c-14 13-26 33-34 57-9 25-14 51-14 79 0 38 15 57 45 57zM2147 388h-42l83-388h42zM2381 111c32 0 57 10 75 29 18 18 27 44 27 77 0 31-6 60-18 88s-28 49-48 64c-21 16-44 23-70 23-32 0-57-9-75-28s-27-44-27-77c0-32 6-61 18-89s29-50 49-64c21-15 44-23 69-23zM2440 211c0-20-6-35-16-47s-24-18-42-18-34 7-49 19c-14 12-25 29-33 51s-12 47-12 73c0 22 5 39 16 51 10 12 25 17 45 17 18 0 33-6 47-18s24-29 32-51c8-23 12-49 12-77zM2633 393c-32 0-57-8-75-26s-27-43-27-76 7-64 19-92 29-50 51-65c22-16 46-24 73-24 23 0 45 4 67 12l-12 36c-20-9-38-13-54-13-19 0-36 7-52 19-15 13-27 31-36 53-8 23-13 48-13 74 0 22 6 38 17 50s26 18 46 18c12 0 23-2 33-5 11-4 22-8 32-12v36c-21 10-43 15-69 15zM2896 110c15 0 29 4 41 12s21 20 28 36h3l16-43h32l-58 273h-33l6-52h-2c-30 38-61 57-94 57-23 0-41-8-54-24-13-17-20-40-20-68 0-35 6-67 18-96 12-30 28-53 49-70s43-25 68-25zM2849 359c16 0 32-8 48-23 16-16 29-36 39-60 10-25 14-50 14-75 0-17-4-30-14-40-9-11-21-16-36-16-17 0-33 7-48 22-15 14-27 33-35 58-9 24-13 50-13 77 0 19 4 33 11 43 8 9 20 14 34 14zM3081 388h-42l83-388h42zM3211 388h-42l83-388h42zM3309 115h41l19 136c2 11 3 28 5 51 1 22 2 40 2 54h2c6-15 13-32 21-50 9-19 15-32 19-39l82-152h44l-173 320c-16 28-31 48-47 59-15 12-33 17-54 17-12 0-24-2-35-5v-34c11 3 22 4 33 4 13 0 25-4 35-12s19-21 28-37l19-34z">
          <text:p/>
        </draw:path>
        <draw:path draw:style-name="gr6" draw:text-style-name="P5" draw:layer="layout" svg:width="3.135cm" svg:height="0.393cm" svg:x="1.094cm" svg:y="3.933cm" svg:viewBox="0 0 3136 394" svg:d="M136 111c32 0 56 10 75 29 18 18 27 44 27 77 0 31-6 60-18 88s-28 50-49 65c-20 15-43 22-69 22-32 0-57-9-75-27-18-19-27-45-27-78 0-31 6-61 18-89s29-50 49-64c21-15 44-23 69-23zM194 211c0-19-5-35-15-47s-24-18-42-18-34 7-49 19c-14 12-25 29-33 51s-12 47-12 74c0 21 5 38 16 50 10 12 25 18 45 18 17 0 33-6 46-18 14-13 25-30 33-52 8-23 11-48 11-77zM444 388l36-172c4-18 5-30 5-36 0-11-3-19-9-25-5-7-15-10-28-10-15 0-29 5-43 15s-26 24-37 43c-11 18-19 41-24 67l-26 118h-42l59-273h35l-6 50h3c16-20 31-34 46-42 15-9 30-13 46-13 21 0 38 6 50 17 12 12 18 28 18 49 0 13-2 28-6 45l-35 167zM787 359c9 0 21-2 36-6v32c-5 2-12 4-21 6-8 2-15 3-19 3-21 0-37-5-48-15s-17-25-17-45c0-11 2-23 5-37l31-151h-43l4-18 46-19 31-57h25l-14 63h68l-6 31h-68l-32 151c-3 15-5 26-5 33 0 10 2 17 7 22s12 7 20 7zM1036 388l37-172c3-16 5-27 5-34 0-25-13-37-37-37-15 0-29 5-43 15-14 9-27 24-38 43-10 18-19 41-24 67l-25 118h-42l82-388h42c-3 14-6 27-9 40-2 12-5 25-8 39-3 13-6 27-9 41-4 15-8 31-12 47h2c16-20 32-35 47-43 15-9 31-13 47-13 22 0 39 6 51 17 12 12 18 29 18 51 0 11-2 24-6 42-6 32-18 88-36 167zM1272 394c-31 0-55-9-73-27-17-19-26-44-26-76s6-62 19-90c12-29 29-51 49-67s43-24 68-24 44 5 57 16 19 27 19 47c0 30-14 53-41 70-28 17-67 26-119 26h-8l-1 20c0 22 5 39 15 51 11 12 27 18 48 18 10 0 21-1 32-4s25-9 41-17v37c-15 7-29 12-41 15s-25 5-39 5zM1306 146c-17 0-33 7-48 23s-27 37-35 65h3c38 0 67-5 88-15 20-10 30-24 30-43 0-9-3-16-10-21-6-6-15-9-28-9zM1659 394c-32 0-57-9-75-27s-26-43-26-76 6-63 18-91c12-29 29-51 51-66 22-16 46-24 73-24 23 0 45 4 67 13l-12 35c-20-9-38-13-54-13-19 0-36 7-52 19-15 13-27 31-35 54-9 22-14 47-14 73 0 22 6 38 17 50s26 18 46 18c12 0 23-2 33-5 11-4 22-7 32-12v36c-20 10-43 16-69 16zM1923 111c32 0 57 10 75 29 18 18 27 44 27 77 0 31-6 60-18 88s-28 50-48 65c-21 15-44 22-70 22-31 0-57-9-75-27-18-19-27-45-27-78 0-31 6-61 18-89s29-50 49-64c21-15 44-23 69-23zM1982 211c0-19-5-35-16-47-10-12-24-18-42-18s-34 7-49 19c-14 12-25 29-33 51s-12 47-12 74c0 21 5 38 16 50 10 12 26 18 46 18 17 0 32-6 46-18 14-13 25-30 32-52 8-23 12-48 12-77zM2231 388l37-172c3-18 5-30 5-36 0-11-3-19-9-25-6-7-15-10-28-10-15 0-30 5-44 15s-26 24-37 43c-11 18-19 41-24 67l-25 118h-42l58-273h35l-6 50h3c16-20 31-34 46-42 15-9 30-13 46-13 21 0 38 6 50 17 12 12 19 28 19 49 0 13-2 28-6 45l-36 167zM2442 359c9 0 21-2 36-6v32c-6 2-13 4-21 6s-15 3-20 3c-20 0-36-5-48-15-11-10-16-25-16-45 0-11 1-23 4-37l32-151h-43l4-18 46-19 31-57h25l-15 63h69l-7 31h-68l-32 151c-3 15-4 26-4 33 0 10 2 17 7 22s11 7 20 7zM2696 110c12 0 22 1 30 4l-9 37c-9-3-17-4-26-4-15 0-29 5-43 15-13 10-24 24-34 42s-17 38-21 59l-27 125h-42l58-273h35l-6 50h3c12-15 22-27 29-34 8-6 17-12 25-15 9-4 18-6 28-6zM2872 111c31 0 56 10 74 29 19 18 28 44 28 77 0 31-6 60-18 88s-28 50-49 65c-20 15-43 22-69 22-32 0-57-9-75-27-18-19-27-45-27-78 0-31 6-61 18-89s28-50 49-64c21-15 43-23 69-23zM2930 211c0-19-5-35-15-47-11-12-25-18-43-18s-34 7-48 19c-15 12-26 29-34 51s-12 47-12 74c0 21 6 38 16 50 11 12 26 18 46 18 17 0 32-6 46-18 14-13 25-30 33-52 7-23 11-48 11-77zM3054 388h-42l83-388h41z">
          <text:p/>
        </draw:path>
        <draw:path draw:style-name="gr6" draw:text-style-name="P5" draw:layer="layout" svg:width="1.097cm" svg:height="0.393cm" svg:x="1.084cm" svg:y="4.534cm" svg:viewBox="0 0 1098 394" svg:d="M167 388l37-172c3-18 5-30 5-36 0-11-3-19-9-25-6-7-15-10-28-10-15 0-29 5-43 15s-27 24-37 43c-11 18-19 41-25 67l-25 118h-42l59-273h34l-5 50h2c16-20 32-34 46-42 15-9 31-13 47-13 21 0 37 6 50 17 12 12 18 28 18 49 0 13-2 28-6 45l-35 167zM441 111c31 0 56 10 74 29 19 18 28 44 28 77 0 31-6 60-18 88s-28 50-49 65c-20 15-43 22-69 22-32 0-57-9-76-27-17-19-26-45-26-78 0-31 6-61 17-89 13-28 29-50 50-64 20-15 43-23 69-23zM499 211c0-19-5-35-15-47-11-12-25-18-43-18s-34 7-48 19c-15 12-26 29-34 51s-12 47-12 74c0 21 6 38 16 50 11 12 26 18 46 18 17 0 32-6 46-18 14-13 25-30 33-52 7-23 11-48 11-77zM726 111c32 0 56 15 70 47h2c3-26 7-49 12-68l19-90h42l-83 388h-35l6-52h-2c-17 21-32 36-47 45-15 8-30 13-45 13-24 0-42-9-55-25s-19-39-19-68c0-36 6-68 18-98 12-29 28-52 48-68 21-16 44-24 69-24zM679 359c15 0 31-8 48-23 17-16 30-36 39-60 10-24 15-49 15-74 0-19-5-33-14-42-9-10-22-15-39-15s-32 7-46 21c-15 13-26 33-35 58-9 24-13 51-13 78 0 38 15 57 45 57zM984 394c-30 0-55-9-72-27-18-19-26-44-26-76s6-62 18-90c13-29 29-51 49-67 21-16 43-24 68-24 26 0 45 5 58 16 12 11 19 27 19 47 0 30-14 53-42 70-27 17-67 26-118 26h-8l-2 20c0 22 6 39 16 51s26 18 47 18c11 0 22-1 33-4s25-9 41-17v37c-16 7-29 12-41 15s-25 5-40 5zM1019 146c-17 0-34 7-49 23s-26 37-34 65h3c38 0 67-5 87-15s30-24 30-43c0-9-3-16-9-21-6-6-15-9-28-9z">
          <text:p/>
        </draw:path>
        <draw:frame draw:style-name="gr7" draw:text-style-name="P1" draw:layer="layout" svg:width="14.39cm" svg:height="12.599cm" svg:x="5.718cm" svg:y="1.083cm">
          <draw:image xlink:href="Pictures/100002010000040400000384D290BDD6C228D48C.png" xlink:type="simple" xlink:show="embed" xlink:actuate="onLoad">
            <text:p/>
          </draw:image>
        </draw:frame>
        <draw:frame draw:style-name="gr8" draw:text-style-name="P6" draw:layer="layout" svg:width="3.197cm" svg:height="2.786cm" svg:x="35.179cm" svg:y="22.741cm">
          <draw:image xlink:href="Pictures/100012BA00001A5B000017E0D9FE1626514AAF0F.svg" xlink:type="simple" xlink:show="embed" xlink:actuate="onLoad">
            <text:p/>
          </draw:image>
          <draw:image xlink:href="Pictures/10000201000000FF000000E7E2E67D1ECA79FA9E.png" xlink:type="simple" xlink:show="embed" xlink:actuate="onLoad"/>
        </draw:frame>
        <draw:frame draw:style-name="gr7" draw:text-style-name="P1" draw:layer="layout" svg:width="1.334cm" svg:height="1.174cm" svg:x="15.176cm" svg:y="7.493cm">
          <draw:image xlink:href="Pictures/10000201000003840000038499C9439284847A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5T16:26:35.682780931</dc:date>
    <meta:editing-duration>PT4M45S</meta:editing-duration>
    <meta:editing-cycles>1</meta:editing-cycles>
    <meta:document-statistic meta:object-count="29"/>
    <meta:generator>LibreOffice/5.4.4.2$Linux_X86_64 LibreOffice_project/40$Build-2</meta:generator>
  </office:meta>
</office:document-meta>
</file>